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JPL-011:~$ sudo /opt/lampp/bin/mysql -u root</text:p>
      <text:p text:style-name="Standard">[sudo] password for addweb: </text:p>
      <text:p text:style-name="Standard">Warning: World-writable config file '/opt/lampp/etc/my.cnf' is ignored</text:p>
      <text:p text:style-name="Standard">Welcome to the MariaDB monitor. <text:s/>Commands end with ; or \g.</text:p>
      <text:p text:style-name="Standard">Your MariaDB connection id is 19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elect adddate('2017-06-15', interval 10 day);</text:p>
      <text:p text:style-name="Standard">+----------------------------------------+</text:p>
      <text:p text:style-name="Standard">| adddate('2017-06-15', interval 10 day) |</text:p>
      <text:p text:style-name="Standard">+----------------------------------------+</text:p>
      <text:p text:style-name="Standard">| 2017-06-25 <text:s text:c="28"/>|</text:p>
      <text:p text:style-name="Standard">+----------------------------------------+</text:p>
      <text:p text:style-name="Standard">1 row in set (0.000 sec)</text:p>
      <text:p text:style-name="Standard"/>
      <text:p text:style-name="Standard">MariaDB [(none)]&gt; select adddate('2017-06-15',10);</text:p>
      <text:p text:style-name="Standard">+--------------------------+</text:p>
      <text:p text:style-name="Standard">| adddate('2017-06-15',10) |</text:p>
      <text:p text:style-name="Standard">+--------------------------+</text:p>
      <text:p text:style-name="Standard">| 2017-06-25 <text:s text:c="14"/>|</text:p>
      <text:p text:style-name="Standard">+--------------------------+</text:p>
      <text:p text:style-name="Standard">1 row in set (0.000 sec)</text:p>
      <text:p text:style-name="Standard"/>
      <text:p text:style-name="Standard">MariaDB [(none)]&gt; select adddate('2017-06-15','2');</text:p>
      <text:p text:style-name="Standard">+---------------------------+</text:p>
      <text:p text:style-name="Standard">| adddate('2017-06-15','2') |</text:p>
      <text:p text:style-name="Standard">+---------------------------+</text:p>
      <text:p text:style-name="Standard">| 2017-06-17 <text:s text:c="15"/>|</text:p>
      <text:p text:style-name="Standard">+---------------------------+</text:p>
      <text:p text:style-name="Standard">1 row in set (0.000 sec)</text:p>
      <text:p text:style-name="Standard"/>
      <text:p text:style-name="Standard">MariaDB [(none)]&gt; select addtime('2017-06-15','2');</text:p>
      <text:p text:style-name="Standard">+---------------------------+</text:p>
      <text:p text:style-name="Standard">| addtime('2017-06-15','2') |</text:p>
      <text:p text:style-name="Standard">+---------------------------+</text:p>
      <text:p text:style-name="Standard">| 00:20:19 <text:s text:c="17"/>|</text:p>
      <text:p text:style-name="Standard">+---------------------------+</text:p>
      <text:p text:style-name="Standard">1 row in set, 1 warning (0.000 sec)</text:p>
      <text:p text:style-name="Standard"/>
      <text:p text:style-name="Standard">MariaDB [(none)]&gt; select curdate();</text:p>
      <text:p text:style-name="Standard">+------------+</text:p>
      <text:p text:style-name="Standard">| curdate() <text:s/>|</text:p>
      <text:p text:style-name="Standard">+------------+</text:p>
      <text:p text:style-name="Standard">| 2021-11-23 |</text:p>
      <text:p text:style-name="Standard">+------------+</text:p>
      <text:p text:style-name="Standard">1 row in set (0.000 sec)</text:p>
      <text:p text:style-name="Standard"/>
      <text:p text:style-name="Standard">MariaDB [(none)]&gt; select current_date();</text:p>
      <text:p text:style-name="Standard"><text:soft-page-break/>+----------------+</text:p>
      <text:p text:style-name="Standard">| current_date() |</text:p>
      <text:p text:style-name="Standard">+----------------+</text:p>
      <text:p text:style-name="Standard">| 2021-11-23 <text:s text:c="4"/>|</text:p>
      <text:p text:style-name="Standard">+----------------+</text:p>
      <text:p text:style-name="Standard">1 row in set (0.000 sec)</text:p>
      <text:p text:style-name="Standard"/>
      <text:p text:style-name="Standard">MariaDB [(none)]&gt; select current_date()+1;</text:p>
      <text:p text:style-name="Standard">+------------------+</text:p>
      <text:p text:style-name="Standard">| current_date()+1 |</text:p>
      <text:p text:style-name="Standard">+------------------+</text:p>
      <text:p text:style-name="Standard">| <text:s text:c="8"/>20211124 |</text:p>
      <text:p text:style-name="Standard">+------------------+</text:p>
      <text:p text:style-name="Standard">1 row in set (0.000 sec)</text:p>
      <text:p text:style-name="Standard"/>
      <text:p text:style-name="Standard">MariaDB [(none)]&gt; select current_time();</text:p>
      <text:p text:style-name="Standard">+----------------+</text:p>
      <text:p text:style-name="Standard">| current_time() |</text:p>
      <text:p text:style-name="Standard">+----------------+</text:p>
      <text:p text:style-name="Standard">| 17:09:04 <text:s text:c="6"/>|</text:p>
      <text:p text:style-name="Standard">+----------------+</text:p>
      <text:p text:style-name="Standard">1 row in set (0.000 sec)</text:p>
      <text:p text:style-name="Standard"/>
      <text:p text:style-name="Standard">MariaDB [(none)]&gt; select current_timestamp();</text:p>
      <text:p text:style-name="Standard">+---------------------+</text:p>
      <text:p text:style-name="Standard">| current_timestamp() |</text:p>
      <text:p text:style-name="Standard">+---------------------+</text:p>
      <text:p text:style-name="Standard">| 2021-11-23 17:09:26 |</text:p>
      <text:p text:style-name="Standard">+---------------------+</text:p>
      <text:p text:style-name="Standard">1 row in set (0.000 sec)</text:p>
      <text:p text:style-name="Standard"/>
      <text:p text:style-name="Standard">MariaDB [(none)]&gt; select curtime();</text:p>
      <text:p text:style-name="Standard">+-----------+</text:p>
      <text:p text:style-name="Standard">| curtime() |</text:p>
      <text:p text:style-name="Standard">+-----------+</text:p>
      <text:p text:style-name="Standard">| 17:09:56 <text:s/>|</text:p>
      <text:p text:style-name="Standard">+-----------+</text:p>
      <text:p text:style-name="Standard">1 row in set (0.000 sec)</text:p>
      <text:p text:style-name="Standard"/>
      <text:p text:style-name="Standard">MariaDB [(none)]&gt; select date('2017-06-15 09:34:21');</text:p>
      <text:p text:style-name="Standard">+-----------------------------+</text:p>
      <text:p text:style-name="Standard">| date('2017-06-15 09:34:21') |</text:p>
      <text:p text:style-name="Standard">+-----------------------------+</text:p>
      <text:p text:style-name="Standard">| 2017-06-15 <text:s text:c="17"/>|</text:p>
      <text:p text:style-name="Standard">+-----------------------------+</text:p>
      <text:p text:style-name="Standard">1 row in set (0.000 sec)</text:p>
      <text:p text:style-name="Standard"/>
      <text:p text:style-name="Standard">MariaDB [(none)]&gt; select datediff("2017-06-25", "2017-06-15");</text:p>
      <text:p text:style-name="Standard">+--------------------------------------+</text:p>
      <text:p text:style-name="Standard">| datediff("2017-06-25", "2017-06-15") |</text:p>
      <text:p text:style-name="Standard">+--------------------------------------+</text:p>
      <text:p text:style-name="Standard">| <text:s text:c="34"/>10 |</text:p>
      <text:p text:style-name="Standard"><text:soft-page-break/>+--------------------------------------+</text:p>
      <text:p text:style-name="Standard">1 row in set (0.000 sec)</text:p>
      <text:p text:style-name="Standard"/>
      <text:p text:style-name="Standard">MariaDB [(none)]&gt; select date_add("2017-06-25", interval 10 days);</text:p>
      <text:p text:style-name="Standard">ERROR 1064 (42000): You have an error in your SQL syntax; check the manual that corresponds to your MariaDB server version for the right syntax to use near 'days)' at line 1</text:p>
      <text:p text:style-name="Standard">MariaDB [(none)]&gt; select date_add("2017-06-25", interval 10 day);</text:p>
      <text:p text:style-name="Standard">+-----------------------------------------+</text:p>
      <text:p text:style-name="Standard">| date_add("2017-06-25", interval 10 day) |</text:p>
      <text:p text:style-name="Standard">+-----------------------------------------+</text:p>
      <text:p text:style-name="Standard">| 2017-07-05 <text:s text:c="29"/>|</text:p>
      <text:p text:style-name="Standard">+-----------------------------------------+</text:p>
      <text:p text:style-name="Standard">1 row in set (0.000 sec)</text:p>
      <text:p text:style-name="Standard"/>
      <text:p text:style-name="Standard">MariaDB [(none)]&gt; select date_add("2017-06-25", "%Y");</text:p>
      <text:p text:style-name="Standard">ERROR 1064 (42000): You have an error in your SQL syntax; check the manual that corresponds to your MariaDB server version for the right syntax to use near '"%Y")' at line 1</text:p>
      <text:p text:style-name="Standard">MariaDB [(none)]&gt; select date_format("2017-06-25", "%Y");</text:p>
      <text:p text:style-name="Standard">+---------------------------------+</text:p>
      <text:p text:style-name="Standard">| date_format("2017-06-25", "%Y") |</text:p>
      <text:p text:style-name="Standard">+---------------------------------+</text:p>
      <text:p text:style-name="Standard">| 2017 <text:s text:c="27"/>|</text:p>
      <text:p text:style-name="Standard">+---------------------------------+</text:p>
      <text:p text:style-name="Standard">1 row in set (0.000 sec)</text:p>
      <text:p text:style-name="Standard"/>
      <text:p text:style-name="Standard">MariaDB [(none)]&gt; select date_format("2017-06-25", "%a");</text:p>
      <text:p text:style-name="Standard">+---------------------------------+</text:p>
      <text:p text:style-name="Standard">| date_format("2017-06-25", "%a") |</text:p>
      <text:p text:style-name="Standard">+---------------------------------+</text:p>
      <text:p text:style-name="Standard">| Sun <text:s text:c="28"/>|</text:p>
      <text:p text:style-name="Standard">+---------------------------------+</text:p>
      <text:p text:style-name="Standard">1 row in set (0.000 sec)</text:p>
      <text:p text:style-name="Standard"/>
      <text:p text:style-name="Standard">MariaDB [(none)]&gt; select date_sub("2017-06-25", interval 10 days);</text:p>
      <text:p text:style-name="Standard">ERROR 1064 (42000): You have an error in your SQL syntax; check the manual that corresponds to your MariaDB server version for the right syntax to use near 'days)' at line 1</text:p>
      <text:p text:style-name="Standard">MariaDB [(none)]&gt; select date_sub("2017-06-25", interval 10 day);</text:p>
      <text:p text:style-name="Standard">+-----------------------------------------+</text:p>
      <text:p text:style-name="Standard">| date_sub("2017-06-25", interval 10 day) |</text:p>
      <text:p text:style-name="Standard">+-----------------------------------------+</text:p>
      <text:p text:style-name="Standard">| 2017-06-15 <text:s text:c="29"/>|</text:p>
      <text:p text:style-name="Standard">+-----------------------------------------+</text:p>
      <text:p text:style-name="Standard">1 row in set (0.000 sec)</text:p>
      <text:p text:style-name="Standard"/>
      <text:p text:style-name="Standard">MariaDB [(none)]&gt; select day(curdate());</text:p>
      <text:p text:style-name="Standard">+----------------+</text:p>
      <text:p text:style-name="Standard">| day(curdate()) |</text:p>
      <text:p text:style-name="Standard">+----------------+</text:p>
      <text:p text:style-name="Standard">| <text:s text:c="12"/>23 |</text:p>
      <text:p text:style-name="Standard">+----------------+</text:p>
      <text:p text:style-name="Standard">1 row in set (0.000 sec)</text:p>
      <text:p text:style-name="Standard"/>
      <text:p text:style-name="Standard"><text:soft-page-break/>MariaDB [(none)]&gt; select dayname(curdate());</text:p>
      <text:p text:style-name="Standard">+--------------------+</text:p>
      <text:p text:style-name="Standard">| dayname(curdate()) |</text:p>
      <text:p text:style-name="Standard">+--------------------+</text:p>
      <text:p text:style-name="Standard">| Tuesday <text:s text:c="11"/>|</text:p>
      <text:p text:style-name="Standard">+--------------------+</text:p>
      <text:p text:style-name="Standard">1 row in set (0.000 sec)</text:p>
      <text:p text:style-name="Standard"/>
      <text:p text:style-name="Standard">MariaDB [(none)]&gt; select dayofmonth(curdate());</text:p>
      <text:p text:style-name="Standard">+-----------------------+</text:p>
      <text:p text:style-name="Standard">| dayofmonth(curdate()) |</text:p>
      <text:p text:style-name="Standard">+-----------------------+</text:p>
      <text:p text:style-name="Standard">| <text:s text:c="19"/>23 |</text:p>
      <text:p text:style-name="Standard">+-----------------------+</text:p>
      <text:p text:style-name="Standard">1 row in set (0.000 sec)</text:p>
      <text:p text:style-name="Standard"/>
      <text:p text:style-name="Standard">MariaDB [(none)]&gt; select dayofweek(curdate());</text:p>
      <text:p text:style-name="Standard">+----------------------+</text:p>
      <text:p text:style-name="Standard">| dayofweek(curdate()) |</text:p>
      <text:p text:style-name="Standard">+----------------------+</text:p>
      <text:p text:style-name="Standard">| <text:s text:c="19"/>3 |</text:p>
      <text:p text:style-name="Standard">+----------------------+</text:p>
      <text:p text:style-name="Standard">1 row in set (0.000 sec)</text:p>
      <text:p text:style-name="Standard"/>
      <text:p text:style-name="Standard">MariaDB [(none)]&gt; select dayofyear(curdate());</text:p>
      <text:p text:style-name="Standard">+----------------------+</text:p>
      <text:p text:style-name="Standard">| dayofyear(curdate()) |</text:p>
      <text:p text:style-name="Standard">+----------------------+</text:p>
      <text:p text:style-name="Standard">| <text:s text:c="17"/>327 |</text:p>
      <text:p text:style-name="Standard">+----------------------+</text:p>
      <text:p text:style-name="Standard">1 row in set (0.000 sec)</text:p>
      <text:p text:style-name="Standard"/>
      <text:p text:style-name="Standard">MariaDB [(none)]&gt; select extract(month from "2017-06-25");</text:p>
      <text:p text:style-name="Standard">+----------------------------------+</text:p>
      <text:p text:style-name="Standard">| extract(month from "2017-06-25") |</text:p>
      <text:p text:style-name="Standard">+----------------------------------+</text:p>
      <text:p text:style-name="Standard">| <text:s text:c="31"/>6 |</text:p>
      <text:p text:style-name="Standard">+----------------------------------+</text:p>
      <text:p text:style-name="Standard">1 row in set (0.000 sec)</text:p>
      <text:p text:style-name="Standard"/>
      <text:p text:style-name="Standard">MariaDB [(none)]&gt; select from_days(685467);</text:p>
      <text:p text:style-name="Standard">+-------------------+</text:p>
      <text:p text:style-name="Standard">| from_days(685467) |</text:p>
      <text:p text:style-name="Standard">+-------------------+</text:p>
      <text:p text:style-name="Standard">| 1876-09-29 <text:s text:c="7"/>|</text:p>
      <text:p text:style-name="Standard">+-------------------+</text:p>
      <text:p text:style-name="Standard">1 row in set (0.000 sec)</text:p>
      <text:p text:style-name="Standard"/>
      <text:p text:style-name="Standard">MariaDB [(none)]&gt; select hour(curdate());</text:p>
      <text:p text:style-name="Standard">+-----------------+</text:p>
      <text:p text:style-name="Standard">| hour(curdate()) |</text:p>
      <text:p text:style-name="Standard">+-----------------+</text:p>
      <text:p text:style-name="Standard"><text:soft-page-break/>| <text:s text:c="14"/>0 |</text:p>
      <text:p text:style-name="Standard">+-----------------+</text:p>
      <text:p text:style-name="Standard">1 row in set (0.000 sec)</text:p>
      <text:p text:style-name="Standard"/>
      <text:p text:style-name="Standard">MariaDB [(none)]&gt; select hour(datetime);</text:p>
      <text:p text:style-name="Standard">ERROR 1054 (42S22): Unknown column 'datetime' in 'field list'</text:p>
      <text:p text:style-name="Standard">MariaDB [(none)]&gt; select hour("2017-06-20 09:34:00");</text:p>
      <text:p text:style-name="Standard">+-----------------------------+</text:p>
      <text:p text:style-name="Standard">| hour("2017-06-20 09:34:00") |</text:p>
      <text:p text:style-name="Standard">+-----------------------------+</text:p>
      <text:p text:style-name="Standard">| <text:s text:c="26"/>9 |</text:p>
      <text:p text:style-name="Standard">+-----------------------------+</text:p>
      <text:p text:style-name="Standard">1 row in set (0.000 sec)</text:p>
      <text:p text:style-name="Standard"/>
      <text:p text:style-name="Standard">MariaDB [(none)]&gt; select last_day("2017-06-20 09:34:00");</text:p>
      <text:p text:style-name="Standard">+---------------------------------+</text:p>
      <text:p text:style-name="Standard">| last_day("2017-06-20 09:34:00") |</text:p>
      <text:p text:style-name="Standard">+---------------------------------+</text:p>
      <text:p text:style-name="Standard">| 2017-06-30 <text:s text:c="21"/>|</text:p>
      <text:p text:style-name="Standard">+---------------------------------+</text:p>
      <text:p text:style-name="Standard">1 row in set (0.000 sec)</text:p>
      <text:p text:style-name="Standard"/>
      <text:p text:style-name="Standard">MariaDB [(none)]&gt; select localtime();</text:p>
      <text:p text:style-name="Standard">+---------------------+</text:p>
      <text:p text:style-name="Standard">| localtime() <text:s text:c="8"/>|</text:p>
      <text:p text:style-name="Standard">+---------------------+</text:p>
      <text:p text:style-name="Standard">| 2021-11-23 17:23:46 |</text:p>
      <text:p text:style-name="Standard">+---------------------+</text:p>
      <text:p text:style-name="Standard">1 row in set (0.000 sec)</text:p>
      <text:p text:style-name="Standard"/>
      <text:p text:style-name="Standard">MariaDB [(none)]&gt; select localtimestamp();</text:p>
      <text:p text:style-name="Standard">+---------------------+</text:p>
      <text:p text:style-name="Standard">| localtimestamp() <text:s text:c="3"/>|</text:p>
      <text:p text:style-name="Standard">+---------------------+</text:p>
      <text:p text:style-name="Standard">| 2021-11-23 17:24:08 |</text:p>
      <text:p text:style-name="Standard">+---------------------+</text:p>
      <text:p text:style-name="Standard">1 row in set (0.000 sec)</text:p>
      <text:p text:style-name="Standard"/>
      <text:p text:style-name="Standard">MariaDB [(none)]&gt; select makedate(2021, 25);</text:p>
      <text:p text:style-name="Standard">+--------------------+</text:p>
      <text:p text:style-name="Standard">| makedate(2021, 25) |</text:p>
      <text:p text:style-name="Standard">+--------------------+</text:p>
      <text:p text:style-name="Standard">| 2021-01-25 <text:s text:c="8"/>|</text:p>
      <text:p text:style-name="Standard">+--------------------+</text:p>
      <text:p text:style-name="Standard">1 row in set (0.000 sec)</text:p>
      <text:p text:style-name="Standard"/>
      <text:p text:style-name="Standard">MariaDB [(none)]&gt; SELECT MAKETIME(11, 35, 4);</text:p>
      <text:p text:style-name="Standard">+---------------------+</text:p>
      <text:p text:style-name="Standard">| MAKETIME(11, 35, 4) |</text:p>
      <text:p text:style-name="Standard">+---------------------+</text:p>
      <text:p text:style-name="Standard">| 11:35:04 <text:s text:c="11"/>|</text:p>
      <text:p text:style-name="Standard">+---------------------+</text:p>
      <text:p text:style-name="Standard"><text:soft-page-break/>1 row in set (0.000 sec)</text:p>
      <text:p text:style-name="Standard"/>
      <text:p text:style-name="Standard">MariaDB [(none)]&gt; SELECT MICROSECOND("2017-06-20 09:34:00.000023");</text:p>
      <text:p text:style-name="Standard">+-------------------------------------------+</text:p>
      <text:p text:style-name="Standard">| MICROSECOND("2017-06-20 09:34:00.000023") |</text:p>
      <text:p text:style-name="Standard">+-------------------------------------------+</text:p>
      <text:p text:style-name="Standard">| <text:s text:c="39"/>23 |</text:p>
      <text:p text:style-name="Standard">+-------------------------------------------+</text:p>
      <text:p text:style-name="Standard">1 row in set (0.000 sec)</text:p>
      <text:p text:style-name="Standard"/>
      <text:p text:style-name="Standard">MariaDB [(none)]&gt; SELECT MINUTE("2017-06-20 09:34:00");</text:p>
      <text:p text:style-name="Standard">+-------------------------------+</text:p>
      <text:p text:style-name="Standard">| MINUTE("2017-06-20 09:34:00") |</text:p>
      <text:p text:style-name="Standard">+-------------------------------+</text:p>
      <text:p text:style-name="Standard">| <text:s text:c="27"/>34 |</text:p>
      <text:p text:style-name="Standard">+-------------------------------+</text:p>
      <text:p text:style-name="Standard">1 row in set (0.000 sec)</text:p>
      <text:p text:style-name="Standard"/>
      <text:p text:style-name="Standard">MariaDB [(none)]&gt; SELECT MONTH("2017-06-15");</text:p>
      <text:p text:style-name="Standard">+---------------------+</text:p>
      <text:p text:style-name="Standard">| MONTH("2017-06-15") |</text:p>
      <text:p text:style-name="Standard">+---------------------+</text:p>
      <text:p text:style-name="Standard">| <text:s text:c="18"/>6 |</text:p>
      <text:p text:style-name="Standard">+---------------------+</text:p>
      <text:p text:style-name="Standard">1 row in set (0.000 sec)</text:p>
      <text:p text:style-name="Standard"/>
      <text:p text:style-name="Standard">MariaDB [(none)]&gt; SELECT MONTHNAME("2017-06-15");</text:p>
      <text:p text:style-name="Standard">+-------------------------+</text:p>
      <text:p text:style-name="Standard">| MONTHNAME("2017-06-15") |</text:p>
      <text:p text:style-name="Standard">+-------------------------+</text:p>
      <text:p text:style-name="Standard">| June <text:s text:c="19"/>|</text:p>
      <text:p text:style-name="Standard">+-------------------------+</text:p>
      <text:p text:style-name="Standard">1 row in set (0.000 sec)</text:p>
      <text:p text:style-name="Standard"/>
      <text:p text:style-name="Standard">MariaDB [(none)]&gt; select now();</text:p>
      <text:p text:style-name="Standard">+---------------------+</text:p>
      <text:p text:style-name="Standard">| now() <text:s text:c="14"/>|</text:p>
      <text:p text:style-name="Standard">+---------------------+</text:p>
      <text:p text:style-name="Standard">| 2021-11-23 17:27:01 |</text:p>
      <text:p text:style-name="Standard">+---------------------+</text:p>
      <text:p text:style-name="Standard">1 row in set (0.000 sec)</text:p>
      <text:p text:style-name="Standard"/>
      <text:p text:style-name="Standard">MariaDB [(none)]&gt; SELECT PERIOD_ADD(201703, 5);</text:p>
      <text:p text:style-name="Standard">+-----------------------+</text:p>
      <text:p text:style-name="Standard">| PERIOD_ADD(201703, 5) |</text:p>
      <text:p text:style-name="Standard">+-----------------------+</text:p>
      <text:p text:style-name="Standard">| <text:s text:c="15"/>201708 |</text:p>
      <text:p text:style-name="Standard">+-----------------------+</text:p>
      <text:p text:style-name="Standard">1 row in set (0.000 sec)</text:p>
      <text:p text:style-name="Standard"/>
      <text:p text:style-name="Standard">MariaDB [(none)]&gt; SELECT PERIOD_DIFF(201710, 201703);</text:p>
      <text:p text:style-name="Standard">+-----------------------------+</text:p>
      <text:p text:style-name="Standard"><text:soft-page-break/>| PERIOD_DIFF(201710, 201703) |</text:p>
      <text:p text:style-name="Standard">+-----------------------------+</text:p>
      <text:p text:style-name="Standard">| <text:s text:c="26"/>7 |</text:p>
      <text:p text:style-name="Standard">+-----------------------------+</text:p>
      <text:p text:style-name="Standard">1 row in set (0.000 sec)</text:p>
      <text:p text:style-name="Standard"/>
      <text:p text:style-name="Standard">MariaDB [(none)]&gt; SELECT QUARTER("2021-06-15");</text:p>
      <text:p text:style-name="Standard">+-----------------------+</text:p>
      <text:p text:style-name="Standard">| QUARTER("2021-06-15") |</text:p>
      <text:p text:style-name="Standard">+-----------------------+</text:p>
      <text:p text:style-name="Standard">| <text:s text:c="20"/>2 |</text:p>
      <text:p text:style-name="Standard">+-----------------------+</text:p>
      <text:p text:style-name="Standard">1 row in set (0.000 sec)</text:p>
      <text:p text:style-name="Standard"/>
      <text:p text:style-name="Standard">MariaDB [(none)]&gt; SELECT SECOND("2017-06-20 09:34:00.000023");</text:p>
      <text:p text:style-name="Standard">+--------------------------------------+</text:p>
      <text:p text:style-name="Standard">| SECOND("2017-06-20 09:34:00.000023") |</text:p>
      <text:p text:style-name="Standard">+--------------------------------------+</text:p>
      <text:p text:style-name="Standard">| <text:s text:c="35"/>0 |</text:p>
      <text:p text:style-name="Standard">+--------------------------------------+</text:p>
      <text:p text:style-name="Standard">1 row in set (0.000 sec)</text:p>
      <text:p text:style-name="Standard"/>
      <text:p text:style-name="Standard">MariaDB [(none)]&gt; SELECT SECOND("2017-06-20 09:34:54.000023");</text:p>
      <text:p text:style-name="Standard">+--------------------------------------+</text:p>
      <text:p text:style-name="Standard">| SECOND("2017-06-20 09:34:54.000023") |</text:p>
      <text:p text:style-name="Standard">+--------------------------------------+</text:p>
      <text:p text:style-name="Standard">| <text:s text:c="34"/>54 |</text:p>
      <text:p text:style-name="Standard">+--------------------------------------+</text:p>
      <text:p text:style-name="Standard">1 row in set (0.000 sec)</text:p>
      <text:p text:style-name="Standard"/>
      <text:p text:style-name="Standard">MariaDB [(none)]&gt; select sec_to_time(500);</text:p>
      <text:p text:style-name="Standard">+------------------+</text:p>
      <text:p text:style-name="Standard">| sec_to_time(500) |</text:p>
      <text:p text:style-name="Standard">+------------------+</text:p>
      <text:p text:style-name="Standard">| 00:08:20 <text:s text:c="8"/>|</text:p>
      <text:p text:style-name="Standard">+------------------+</text:p>
      <text:p text:style-name="Standard">1 row in set (0.000 sec)</text:p>
      <text:p text:style-name="Standard"/>
      <text:p text:style-name="Standard">MariaDB [(none)]&gt; SELECT STR_TO_DATE("August 10 2017", "%M %d %Y");</text:p>
      <text:p text:style-name="Standard">+-------------------------------------------+</text:p>
      <text:p text:style-name="Standard">| STR_TO_DATE("August 10 2017", "%M %d %Y") |</text:p>
      <text:p text:style-name="Standard">+-------------------------------------------+</text:p>
      <text:p text:style-name="Standard">| 2017-08-10 <text:s text:c="31"/>|</text:p>
      <text:p text:style-name="Standard">+-------------------------------------------+</text:p>
      <text:p text:style-name="Standard">1 row in set (0.000 sec)</text:p>
      <text:p text:style-name="Standard"/>
      <text:p text:style-name="Standard">MariaDB [(none)]&gt; SELECT SUBDATE("2021-06-15", INTERVAL 10 DAY);</text:p>
      <text:p text:style-name="Standard">+----------------------------------------+</text:p>
      <text:p text:style-name="Standard">| SUBDATE("2021-06-15", INTERVAL 10 DAY) |</text:p>
      <text:p text:style-name="Standard">+----------------------------------------+</text:p>
      <text:p text:style-name="Standard">| 2021-06-05 <text:s text:c="28"/>|</text:p>
      <text:p text:style-name="Standard">+----------------------------------------+</text:p>
      <text:p text:style-name="Standard"><text:soft-page-break/>1 row in set (0.000 sec)</text:p>
      <text:p text:style-name="Standard"/>
      <text:p text:style-name="Standard">MariaDB [(none)]&gt; SELECT SUBTIME("2017-06-15 10:24:21.000004", "5.000001");</text:p>
      <text:p text:style-name="Standard">+---------------------------------------------------+</text:p>
      <text:p text:style-name="Standard">| SUBTIME("2017-06-15 10:24:21.000004", "5.000001") |</text:p>
      <text:p text:style-name="Standard">+---------------------------------------------------+</text:p>
      <text:p text:style-name="Standard">| 2017-06-15 10:24:16.000003 <text:s text:c="23"/>|</text:p>
      <text:p text:style-name="Standard">+---------------------------------------------------+</text:p>
      <text:p text:style-name="Standard">1 row in set (0.000 sec)</text:p>
      <text:p text:style-name="Standard"/>
      <text:p text:style-name="Standard">MariaDB [(none)]&gt; select sysdate();</text:p>
      <text:p text:style-name="Standard">+---------------------+</text:p>
      <text:p text:style-name="Standard">| sysdate() <text:s text:c="10"/>|</text:p>
      <text:p text:style-name="Standard">+---------------------+</text:p>
      <text:p text:style-name="Standard">| 2021-11-23 17:31:52 |</text:p>
      <text:p text:style-name="Standard">+---------------------+</text:p>
      <text:p text:style-name="Standard">1 row in set (0.000 sec)</text:p>
      <text:p text:style-name="Standard"/>
      <text:p text:style-name="Standard">MariaDB [(none)]&gt; SELECT TIME("19:30:10");</text:p>
      <text:p text:style-name="Standard">+------------------+</text:p>
      <text:p text:style-name="Standard">| TIME("19:30:10") |</text:p>
      <text:p text:style-name="Standard">+------------------+</text:p>
      <text:p text:style-name="Standard">| 19:30:10 <text:s text:c="8"/>|</text:p>
      <text:p text:style-name="Standard">+------------------+</text:p>
      <text:p text:style-name="Standard">1 row in set (0.000 sec)</text:p>
      <text:p text:style-name="Standard"/>
      <text:p text:style-name="Standard">MariaDB [(none)]&gt; SELECT TIME_FORMAT("19:30:10", "%H %i %s");</text:p>
      <text:p text:style-name="Standard">+-------------------------------------+</text:p>
      <text:p text:style-name="Standard">| TIME_FORMAT("19:30:10", "%H %i %s") |</text:p>
      <text:p text:style-name="Standard">+-------------------------------------+</text:p>
      <text:p text:style-name="Standard">| 19 30 10 <text:s text:c="27"/>|</text:p>
      <text:p text:style-name="Standard">+-------------------------------------+</text:p>
      <text:p text:style-name="Standard">1 row in set (0.000 sec)</text:p>
      <text:p text:style-name="Standard"/>
      <text:p text:style-name="Standard">MariaDB [(none)]&gt; SELECT TIME_TO_SEC("19:30:10");</text:p>
      <text:p text:style-name="Standard">+-------------------------+</text:p>
      <text:p text:style-name="Standard">| TIME_TO_SEC("19:30:10") |</text:p>
      <text:p text:style-name="Standard">+-------------------------+</text:p>
      <text:p text:style-name="Standard">| <text:s text:c="18"/>70210 |</text:p>
      <text:p text:style-name="Standard">+-------------------------+</text:p>
      <text:p text:style-name="Standard">1 row in set (0.000 sec)</text:p>
      <text:p text:style-name="Standard"/>
      <text:p text:style-name="Standard">MariaDB [(none)]&gt; SELECT TIMEDIFF("13:10:11", "13:10:10");</text:p>
      <text:p text:style-name="Standard">+----------------------------------+</text:p>
      <text:p text:style-name="Standard">| TIMEDIFF("13:10:11", "13:10:10") |</text:p>
      <text:p text:style-name="Standard">+----------------------------------+</text:p>
      <text:p text:style-name="Standard">| 00:00:01 <text:s text:c="24"/>|</text:p>
      <text:p text:style-name="Standard">+----------------------------------+</text:p>
      <text:p text:style-name="Standard">1 row in set (0.000 sec)</text:p>
      <text:p text:style-name="Standard"/>
      <text:p text:style-name="Standard">MariaDB [(none)]&gt; SELECT TIMESTAMP("2017-07-23", <text:s/>"13:10:11");</text:p>
      <text:p text:style-name="Standard">+--------------------------------------+</text:p>
      <text:p text:style-name="Standard"><text:soft-page-break/>| TIMESTAMP("2017-07-23", <text:s/>"13:10:11") |</text:p>
      <text:p text:style-name="Standard">+--------------------------------------+</text:p>
      <text:p text:style-name="Standard">| 2017-07-23 13:10:11 <text:s text:c="17"/>|</text:p>
      <text:p text:style-name="Standard">+--------------------------------------+</text:p>
      <text:p text:style-name="Standard">1 row in set (0.000 sec)</text:p>
      <text:p text:style-name="Standard"/>
      <text:p text:style-name="Standard">MariaDB [(none)]&gt; SELECT TO_DAYS("2017-06-20");</text:p>
      <text:p text:style-name="Standard">+-----------------------+</text:p>
      <text:p text:style-name="Standard">| TO_DAYS("2017-06-20") |</text:p>
      <text:p text:style-name="Standard">+-----------------------+</text:p>
      <text:p text:style-name="Standard">| <text:s text:c="15"/>736865 |</text:p>
      <text:p text:style-name="Standard">+-----------------------+</text:p>
      <text:p text:style-name="Standard">1 row in set (0.000 sec)</text:p>
      <text:p text:style-name="Standard"/>
      <text:p text:style-name="Standard">MariaDB [(none)]&gt; SELECT WEEK("2017-06-15");</text:p>
      <text:p text:style-name="Standard">+--------------------+</text:p>
      <text:p text:style-name="Standard">| WEEK("2017-06-15") |</text:p>
      <text:p text:style-name="Standard">+--------------------+</text:p>
      <text:p text:style-name="Standard">| <text:s text:c="16"/>24 |</text:p>
      <text:p text:style-name="Standard">+--------------------+</text:p>
      <text:p text:style-name="Standard">1 row in set (0.000 sec)</text:p>
      <text:p text:style-name="Standard"/>
      <text:p text:style-name="Standard">MariaDB [(none)]&gt; SELECT WEEKDAY("2017-06-15");</text:p>
      <text:p text:style-name="Standard">+-----------------------+</text:p>
      <text:p text:style-name="Standard">| WEEKDAY("2017-06-15") |</text:p>
      <text:p text:style-name="Standard">+-----------------------+</text:p>
      <text:p text:style-name="Standard">| <text:s text:c="20"/>3 |</text:p>
      <text:p text:style-name="Standard">+-----------------------+</text:p>
      <text:p text:style-name="Standard">1 row in set (0.000 sec)</text:p>
      <text:p text:style-name="Standard"/>
      <text:p text:style-name="Standard">MariaDB [(none)]&gt; SELECT WEEKOFYEAR("2017-06-15");</text:p>
      <text:p text:style-name="Standard">+--------------------------+</text:p>
      <text:p text:style-name="Standard">| WEEKOFYEAR("2017-06-15") |</text:p>
      <text:p text:style-name="Standard">+--------------------------+</text:p>
      <text:p text:style-name="Standard">| <text:s text:c="22"/>24 |</text:p>
      <text:p text:style-name="Standard">+--------------------------+</text:p>
      <text:p text:style-name="Standard">1 row in set (0.000 sec)</text:p>
      <text:p text:style-name="Standard"/>
      <text:p text:style-name="Standard">MariaDB [(none)]&gt; SELECT YEAR("2017-06-15");</text:p>
      <text:p text:style-name="Standard">+--------------------+</text:p>
      <text:p text:style-name="Standard">| YEAR("2017-06-15") |</text:p>
      <text:p text:style-name="Standard">+--------------------+</text:p>
      <text:p text:style-name="Standard">| <text:s text:c="14"/>2017 |</text:p>
      <text:p text:style-name="Standard">+--------------------+</text:p>
      <text:p text:style-name="Standard">1 row in set (0.000 sec)</text:p>
      <text:p text:style-name="Standard"/>
      <text:p text:style-name="Standard">MariaDB [(none)]&gt; SELECT YEARWEEK("2017-06-15");</text:p>
      <text:p text:style-name="Standard">+------------------------+</text:p>
      <text:p text:style-name="Standard">| YEARWEEK("2017-06-15") |</text:p>
      <text:p text:style-name="Standard">+------------------------+</text:p>
      <text:p text:style-name="Standard">| <text:s text:c="16"/>201724 |</text:p>
      <text:p text:style-name="Standard">+------------------------+</text:p>
      <text:p text:style-name="Standard"><text:soft-page-break/>1 row in set (0.000 sec)</text:p>
      <text:p text:style-name="Standard"/>
      <text:p text:style-name="Standard">MariaDB [(none)]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7:39:43.736292066</meta:creation-date>
    <dc:date>2021-11-23T17:40:24.044679137</dc:date>
    <meta:editing-duration>PT41S</meta:editing-duration>
    <meta:editing-cycles>1</meta:editing-cycles>
    <meta:document-statistic meta:table-count="0" meta:image-count="0" meta:object-count="0" meta:page-count="10" meta:paragraph-count="409" meta:word-count="1517" meta:character-count="13484" meta:non-whitespace-character-count="11530"/>
    <meta:generator>LibreOffice/6.0.7.3$Linux_X86_64 LibreOffice_project/00m0$Build-3</meta:generator>
  </office:meta>
</office:document-meta>
</file>